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lar_m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1860.1083531908" calcext:value-type="float">
            <text:p>11860,1083531908</text:p>
          </table:table-cell>
          <table:table-cell office:value-type="float" office:value="998.73494894071" calcext:value-type="float">
            <text:p>998,73494894071</text:p>
          </table:table-cell>
        </table:table-row>
        <table:table-row table:style-name="ro1">
          <table:table-cell office:value-type="float" office:value="13095.4999458604" calcext:value-type="float">
            <text:p>13095,4999458604</text:p>
          </table:table-cell>
          <table:table-cell office:value-type="float" office:value="978.179438213328" calcext:value-type="float">
            <text:p>978,179438213328</text:p>
          </table:table-cell>
        </table:table-row>
        <table:table-row table:style-name="ro1">
          <table:table-cell office:value-type="float" office:value="22757.0619472323" calcext:value-type="float">
            <text:p>22757,0619472323</text:p>
          </table:table-cell>
          <table:table-cell office:value-type="float" office:value="939.459775679819" calcext:value-type="float">
            <text:p>939,459775679819</text:p>
          </table:table-cell>
        </table:table-row>
        <table:table-row table:style-name="ro1">
          <table:table-cell office:value-type="float" office:value="31543.2047126946" calcext:value-type="float">
            <text:p>31543,2047126946</text:p>
          </table:table-cell>
          <table:table-cell office:value-type="float" office:value="918.548105113101" calcext:value-type="float">
            <text:p>918,548105113101</text:p>
          </table:table-cell>
        </table:table-row>
        <table:table-row table:style-name="ro1">
          <table:table-cell office:value-type="float" office:value="37778.8487113571" calcext:value-type="float">
            <text:p>37778,8487113571</text:p>
          </table:table-cell>
          <table:table-cell office:value-type="float" office:value="906.336910621588" calcext:value-type="float">
            <text:p>906,336910621588</text:p>
          </table:table-cell>
        </table:table-row>
        <table:table-row table:style-name="ro1">
          <table:table-cell office:value-type="float" office:value="65152.7218858735" calcext:value-type="float">
            <text:p>65152,7218858735</text:p>
          </table:table-cell>
          <table:table-cell office:value-type="float" office:value="867.56636811103" calcext:value-type="float">
            <text:p>867,56636811103</text:p>
          </table:table-cell>
        </table:table-row>
        <table:table-row table:style-name="ro1">
          <table:table-cell office:value-type="float" office:value="78529.7150052981" calcext:value-type="float">
            <text:p>78529,7150052981</text:p>
          </table:table-cell>
          <table:table-cell office:value-type="float" office:value="856.27101320638" calcext:value-type="float">
            <text:p>856,27101320638</text:p>
          </table:table-cell>
        </table:table-row>
        <table:table-row table:style-name="ro1">
          <table:table-cell office:value-type="float" office:value="108159.604652256" calcext:value-type="float">
            <text:p>108159,604652256</text:p>
          </table:table-cell>
          <table:table-cell office:value-type="float" office:value="834.290863121655" calcext:value-type="float">
            <text:p>834,290863121655</text:p>
          </table:table-cell>
        </table:table-row>
        <table:table-row table:style-name="ro1">
          <table:table-cell office:value-type="float" office:value="184409.606379662" calcext:value-type="float">
            <text:p>184409,606379662</text:p>
          </table:table-cell>
          <table:table-cell office:value-type="float" office:value="797.657279647113" calcext:value-type="float">
            <text:p>797,657279647113</text:p>
          </table:table-cell>
        </table:table-row>
        <table:table-row table:style-name="ro1">
          <table:table-cell office:value-type="float" office:value="240792.394615216" calcext:value-type="float">
            <text:p>240792,394615216</text:p>
          </table:table-cell>
          <table:table-cell office:value-type="float" office:value="779.951047634417" calcext:value-type="float">
            <text:p>779,951047634417</text:p>
          </table:table-cell>
        </table:table-row>
        <table:table-row table:style-name="ro1">
          <table:table-cell office:value-type="float" office:value="309657.400306524" calcext:value-type="float">
            <text:p>309657,400306524</text:p>
          </table:table-cell>
          <table:table-cell office:value-type="float" office:value="762.244815621722" calcext:value-type="float">
            <text:p>762,244815621722</text:p>
          </table:table-cell>
        </table:table-row>
        <table:table-row table:style-name="ro1">
          <table:table-cell office:value-type="float" office:value="492955.300794757" calcext:value-type="float">
            <text:p>492955,300794757</text:p>
          </table:table-cell>
          <table:table-cell office:value-type="float" office:value="731.258909599505" calcext:value-type="float">
            <text:p>731,258909599505</text:p>
          </table:table-cell>
        </table:table-row>
        <table:table-row table:style-name="ro1">
          <table:table-cell office:value-type="float" office:value="689380.727396873" calcext:value-type="float">
            <text:p>689380,727396873</text:p>
          </table:table-cell>
          <table:table-cell office:value-type="float" office:value="707.905000134485" calcext:value-type="float">
            <text:p>707,905000134485</text:p>
          </table:table-cell>
        </table:table-row>
        <table:table-row table:style-name="ro1">
          <table:table-cell office:value-type="float" office:value="942279.936886801" calcext:value-type="float">
            <text:p>942279,936886801</text:p>
          </table:table-cell>
          <table:table-cell office:value-type="float" office:value="687.756529223486" calcext:value-type="float">
            <text:p>687,756529223486</text:p>
          </table:table-cell>
        </table:table-row>
        <table:table-row table:style-name="ro1">
          <table:table-cell office:value-type="float" office:value="1230379.73376354" calcext:value-type="float">
            <text:p>1230379,73376354</text:p>
          </table:table-cell>
          <table:table-cell office:value-type="float" office:value="670.050297210791" calcext:value-type="float">
            <text:p>670,050297210791</text:p>
          </table:table-cell>
        </table:table-row>
        <table:table-row table:style-name="ro1">
          <table:table-cell office:value-type="float" office:value="1594366.3886923" calcext:value-type="float">
            <text:p>1594366,3886923</text:p>
          </table:table-cell>
          <table:table-cell office:value-type="float" office:value="652.954624922672" calcext:value-type="float">
            <text:p>652,954624922672</text:p>
          </table:table-cell>
        </table:table-row>
        <table:table-row table:style-name="ro1">
          <table:table-cell office:value-type="float" office:value="2184803.37359366" calcext:value-type="float">
            <text:p>2184803,37359366</text:p>
          </table:table-cell>
          <table:table-cell office:value-type="float" office:value="633.416713736249" calcext:value-type="float">
            <text:p>633,416713736249</text:p>
          </table:table-cell>
        </table:table-row>
        <table:table-row table:style-name="ro1">
          <table:table-cell office:value-type="float" office:value="3314159.70546484" calcext:value-type="float">
            <text:p>3314159,70546484</text:p>
          </table:table-cell>
          <table:table-cell office:value-type="float" office:value="605.941526130342" calcext:value-type="float">
            <text:p>605,941526130342</text:p>
          </table:table-cell>
        </table:table-row>
        <table:table-row table:style-name="ro1">
          <table:table-cell office:value-type="float" office:value="4294596.77866166" calcext:value-type="float">
            <text:p>4294596,77866166</text:p>
          </table:table-cell>
          <table:table-cell office:value-type="float" office:value="588.845853842223" calcext:value-type="float">
            <text:p>588,845853842223</text:p>
          </table:table-cell>
        </table:table-row>
        <table:table-row table:style-name="ro1">
          <table:table-cell office:value-type="float" office:value="5235874.7225321" calcext:value-type="float">
            <text:p>5235874,7225321</text:p>
          </table:table-cell>
          <table:table-cell office:value-type="float" office:value="578.466338524436" calcext:value-type="float">
            <text:p>578,466338524436</text:p>
          </table:table-cell>
        </table:table-row>
        <table:table-row table:style-name="ro1">
          <table:table-cell office:value-type="float" office:value="10503321.3395292" calcext:value-type="float">
            <text:p>10503321,3395292</text:p>
          </table:table-cell>
          <table:table-cell office:value-type="float" office:value="533.284918905834" calcext:value-type="float">
            <text:p>533,284918905834</text:p>
          </table:table-cell>
        </table:table-row>
        <table:table-row table:style-name="ro1">
          <table:table-cell office:value-type="float" office:value="13819621.2599583" calcext:value-type="float">
            <text:p>13819621,2599583</text:p>
          </table:table-cell>
          <table:table-cell office:value-type="float" office:value="517.206846158674" calcext:value-type="float">
            <text:p>517,206846158674</text:p>
          </table:table-cell>
        </table:table-row>
        <table:table-row table:style-name="ro1">
          <table:table-cell office:value-type="float" office:value="19723096.8535635" calcext:value-type="float">
            <text:p>19723096,8535635</text:p>
          </table:table-cell>
          <table:table-cell office:value-type="float" office:value="495.43021598214" calcext:value-type="float">
            <text:p>495,43021598214</text:p>
          </table:table-cell>
        </table:table-row>
        <table:table-row table:style-name="ro1">
          <table:table-cell office:value-type="float" office:value="28327785.602979" calcext:value-type="float">
            <text:p>28327785,602979</text:p>
          </table:table-cell>
          <table:table-cell office:value-type="float" office:value="472.381586379408" calcext:value-type="float">
            <text:p>472,381586379408</text:p>
          </table:table-cell>
        </table:table-row>
        <table:table-row table:style-name="ro1">
          <table:table-cell office:value-type="float" office:value="60938830.5078345" calcext:value-type="float">
            <text:p>60938830,5078345</text:p>
          </table:table-cell>
          <table:table-cell office:value-type="float" office:value="425.419367564127" calcext:value-type="float">
            <text:p>425,419367564127</text:p>
          </table:table-cell>
        </table:table-row>
        <table:table-row table:style-name="ro1">
          <table:table-cell office:value-type="float" office:value="77377680.5106401" calcext:value-type="float">
            <text:p>77377680,5106401</text:p>
          </table:table-cell>
          <table:table-cell office:value-type="float" office:value="412.190573531653" calcext:value-type="float">
            <text:p>412,190573531653</text:p>
          </table:table-cell>
        </table:table-row>
        <table:table-row table:style-name="ro1">
          <table:table-cell office:value-type="float" office:value="133613783.734244" calcext:value-type="float">
            <text:p>133613783,734244</text:p>
          </table:table-cell>
          <table:table-cell office:value-type="float" office:value="380.034428037333" calcext:value-type="float">
            <text:p>380,034428037333</text:p>
          </table:table-cell>
        </table:table-row>
        <table:table-row table:style-name="ro1">
          <table:table-cell office:value-type="float" office:value="178048310.523798" calcext:value-type="float">
            <text:p>178048310,523798</text:p>
          </table:table-cell>
          <table:table-cell office:value-type="float" office:value="362.938755749213" calcext:value-type="float">
            <text:p>362,938755749213</text:p>
          </table:table-cell>
        </table:table-row>
        <table:table-row table:style-name="ro1">
          <table:table-cell office:value-type="float" office:value="302029570.023532" calcext:value-type="float">
            <text:p>302029570,023532</text:p>
          </table:table-cell>
          <table:table-cell office:value-type="float" office:value="331.952849726996" calcext:value-type="float">
            <text:p>331,952849726996</text:p>
          </table:table-cell>
        </table:table-row>
        <table:table-row table:style-name="ro1">
          <table:table-cell office:value-type="float" office:value="412829069.437968" calcext:value-type="float">
            <text:p>412829069,437968</text:p>
          </table:table-cell>
          <table:table-cell office:value-type="float" office:value="316.230936819172" calcext:value-type="float">
            <text:p>316,230936819172</text:p>
          </table:table-cell>
        </table:table-row>
        <table:table-row table:style-name="ro1">
          <table:table-cell office:value-type="float" office:value="581744292.536788" calcext:value-type="float">
            <text:p>581744292,536788</text:p>
          </table:table-cell>
          <table:table-cell office:value-type="float" office:value="294.759586504927" calcext:value-type="float">
            <text:p>294,759586504927</text:p>
          </table:table-cell>
        </table:table-row>
        <table:table-row table:style-name="ro1">
          <table:table-cell office:value-type="float" office:value="845152432.770205" calcext:value-type="float">
            <text:p>845152432,770205</text:p>
          </table:table-cell>
          <table:table-cell office:value-type="float" office:value="274.407595685736" calcext:value-type="float">
            <text:p>274,407595685736</text:p>
          </table:table-cell>
        </table:table-row>
        <table:table-row table:style-name="ro1">
          <table:table-cell office:value-type="float" office:value="1081351535.45741" calcext:value-type="float">
            <text:p>1081351535,45741</text:p>
          </table:table-cell>
          <table:table-cell office:value-type="float" office:value="262.399921102414" calcext:value-type="float">
            <text:p>262,399921102414</text:p>
          </table:table-cell>
        </table:table-row>
        <table:table-row table:style-name="ro1">
          <table:table-cell office:value-type="float" office:value="1543284049.93065" calcext:value-type="float">
            <text:p>1543284049,93065</text:p>
          </table:table-cell>
          <table:table-cell office:value-type="float" office:value="243.879609456951" calcext:value-type="float">
            <text:p>243,879609456951</text:p>
          </table:table-cell>
        </table:table-row>
        <table:table-row table:style-name="ro1">
          <table:table-cell office:value-type="float" office:value="1984652910.65238" calcext:value-type="float">
            <text:p>1984652910,65238</text:p>
          </table:table-cell>
          <table:table-cell office:value-type="float" office:value="231.057855240862" calcext:value-type="float">
            <text:p>231,057855240862</text:p>
          </table:table-cell>
        </table:table-row>
        <table:table-row table:style-name="ro1">
          <table:table-cell office:value-type="float" office:value="2611283675.99951" calcext:value-type="float">
            <text:p>2611283675,99951</text:p>
          </table:table-cell>
          <table:table-cell office:value-type="float" office:value="218.54138088706" calcext:value-type="float">
            <text:p>218,54138088706</text:p>
          </table:table-cell>
        </table:table-row>
        <table:table-row table:style-name="ro1">
          <table:table-cell office:value-type="float" office:value="3409677303.1933" calcext:value-type="float">
            <text:p>3409677303,1933</text:p>
          </table:table-cell>
          <table:table-cell office:value-type="float" office:value="206.024906533258" calcext:value-type="float">
            <text:p>206,024906533258</text:p>
          </table:table-cell>
        </table:table-row>
        <table:table-row table:style-name="ro1">
          <table:table-cell office:value-type="float" office:value="4416962424.53834" calcext:value-type="float">
            <text:p>4416962424,53834</text:p>
          </table:table-cell>
          <table:table-cell office:value-type="float" office:value="195.28463648834" calcext:value-type="float">
            <text:p>195,28463648834</text:p>
          </table:table-cell>
        </table:table-row>
        <table:table-row table:style-name="ro1">
          <table:table-cell office:value-type="float" office:value="5823750844.78552" calcext:value-type="float">
            <text:p>5823750844,78552</text:p>
          </table:table-cell>
          <table:table-cell office:value-type="float" office:value="185.996799268404" calcext:value-type="float">
            <text:p>185,996799268404</text:p>
          </table:table-cell>
        </table:table-row>
        <table:table-row table:style-name="ro1">
          <table:table-cell office:value-type="float" office:value="7023388312.26194" calcext:value-type="float">
            <text:p>7023388312,26194</text:p>
          </table:table-cell>
          <table:table-cell office:value-type="float" office:value="178.137860082305" calcext:value-type="float">
            <text:p>178,137860082305</text:p>
          </table:table-cell>
        </table:table-row>
        <table:table-row table:style-name="ro1">
          <table:table-cell office:value-type="float" office:value="8699837304.14373" calcext:value-type="float">
            <text:p>8699837304,14373</text:p>
          </table:table-cell>
          <table:table-cell office:value-type="float" office:value="172.422267946959" calcext:value-type="float">
            <text:p>172,422267946959</text:p>
          </table:table-cell>
        </table:table-row>
        <table:table-row table:style-name="ro1">
          <table:table-cell office:value-type="float" office:value="10970403937.3106" calcext:value-type="float">
            <text:p>10970403937,3106</text:p>
          </table:table-cell>
          <table:table-cell office:value-type="float" office:value="163.134430727023" calcext:value-type="float">
            <text:p>163,134430727023</text:p>
          </table:table-cell>
        </table:table-row>
        <table:table-row table:style-name="ro1">
          <table:table-cell office:value-type="float" office:value="12766517294.4899" calcext:value-type="float">
            <text:p>12766517294,4899</text:p>
          </table:table-cell>
          <table:table-cell office:value-type="float" office:value="158.133287608596" calcext:value-type="float">
            <text:p>158,133287608596</text:p>
          </table:table-cell>
        </table:table-row>
        <table:table-row table:style-name="ro1">
          <table:table-cell office:value-type="float" office:value="14594029486.7852" calcext:value-type="float">
            <text:p>14594029486,7852</text:p>
          </table:table-cell>
          <table:table-cell office:value-type="float" office:value="155.275491540924" calcext:value-type="float">
            <text:p>155,275491540924</text:p>
          </table:table-cell>
        </table:table-row>
        <table:table-row table:style-name="ro1">
          <table:table-cell office:value-type="float" office:value="16832612264.4173" calcext:value-type="float">
            <text:p>16832612264,4173</text:p>
          </table:table-cell>
          <table:table-cell office:value-type="float" office:value="150.988797439415" calcext:value-type="float">
            <text:p>150,988797439415</text:p>
          </table:table-cell>
        </table:table-row>
        <table:table-row table:style-name="ro1">
          <table:table-cell office:value-type="float" office:value="18901978446.8683" calcext:value-type="float">
            <text:p>18901978446,8683</text:p>
          </table:table-cell>
          <table:table-cell office:value-type="float" office:value="148.84545038866" calcext:value-type="float">
            <text:p>148,84545038866</text:p>
          </table:table-cell>
        </table:table-row>
        <table:table-row table:style-name="ro1">
          <table:table-cell office:value-type="float" office:value="21996677252.8139" calcext:value-type="float">
            <text:p>21996677252,8139</text:p>
          </table:table-cell>
          <table:table-cell office:value-type="float" office:value="144.558756287151" calcext:value-type="float">
            <text:p>144,558756287151</text:p>
          </table:table-cell>
        </table:table-row>
        <table:table-row table:style-name="ro1">
          <table:table-cell office:value-type="float" office:value="24700902795.363" calcext:value-type="float">
            <text:p>24700902795,363</text:p>
          </table:table-cell>
          <table:table-cell office:value-type="float" office:value="141.700960219479" calcext:value-type="float">
            <text:p>141,700960219479</text:p>
          </table:table-cell>
        </table:table-row>
        <table:table-row table:style-name="ro1">
          <table:table-cell office:value-type="float" office:value="41067985149.067" calcext:value-type="float">
            <text:p>41067985149,067</text:p>
          </table:table-cell>
          <table:table-cell office:value-type="float" office:value="130.984224965706" calcext:value-type="float">
            <text:p>130,984224965706</text:p>
          </table:table-cell>
        </table:table-row>
        <table:table-row table:style-name="ro1">
          <table:table-cell office:value-type="float" office:value="54633119222.7069" calcext:value-type="float">
            <text:p>54633119222,7069</text:p>
          </table:table-cell>
          <table:table-cell office:value-type="float" office:value="127.411979881116" calcext:value-type="float">
            <text:p>127,411979881116</text:p>
          </table:table-cell>
        </table:table-row>
        <table:table-row table:style-name="ro1">
          <table:table-cell office:value-type="float" office:value="62453787082.1951" calcext:value-type="float">
            <text:p>62453787082,1951</text:p>
          </table:table-cell>
          <table:table-cell office:value-type="float" office:value="125.268632830361" calcext:value-type="float">
            <text:p>125,268632830361</text:p>
          </table:table-cell>
        </table:table-row>
        <table:table-row table:style-name="ro1">
          <table:table-cell office:value-type="float" office:value="80171000563.0115" calcext:value-type="float">
            <text:p>80171000563,0115</text:p>
          </table:table-cell>
          <table:table-cell office:value-type="float" office:value="121.696387745771" calcext:value-type="float">
            <text:p>121,6963877457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meta:document-statistic meta:table-count="1" meta:cell-count="104" meta:object-count="0"/>
  </office:meta>
</office:document-meta>
</file>